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bca5" officeooo:paragraph-rsid="000cbca5"/>
    </style:style>
    <style:style style:name="P2" style:family="paragraph" style:parent-style-name="Text_20_body">
      <style:text-properties officeooo:rsid="00108e4e" officeooo:paragraph-rsid="00108e4e"/>
    </style:style>
    <style:style style:name="P3" style:family="paragraph" style:parent-style-name="Text_20_body">
      <style:text-properties officeooo:rsid="0015c38f" officeooo:paragraph-rsid="0015c38f"/>
    </style:style>
    <style:style style:name="P4" style:family="paragraph" style:parent-style-name="Text_20_body">
      <style:text-properties officeooo:rsid="001f2eb9" officeooo:paragraph-rsid="001f2eb9"/>
    </style:style>
    <style:style style:name="P5" style:family="paragraph" style:parent-style-name="Heading_20_1">
      <style:text-properties officeooo:rsid="000bdbf4" officeooo:paragraph-rsid="000bdbf4"/>
    </style:style>
    <style:style style:name="T1" style:family="text">
      <style:text-properties officeooo:rsid="000d8900"/>
    </style:style>
    <style:style style:name="T2" style:family="text">
      <style:text-properties officeooo:rsid="0011084b"/>
    </style:style>
    <style:style style:name="T3" style:family="text">
      <style:text-properties officeooo:rsid="0012477a"/>
    </style:style>
    <style:style style:name="T4" style:family="text">
      <style:text-properties officeooo:rsid="0016d9aa"/>
    </style:style>
    <style:style style:name="T5" style:family="text">
      <style:text-properties fo:color="#eeffff" style:font-name="Droid Sans Mono" fo:font-size="10.5pt" fo:font-weight="normal" fo:background-color="#212121"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ode Approach:</text:h>
      <text:p text:style-name="P1">In this assignment we were asked to first process the parts to check for the bad parts, and then to disregard them when we observe them. <text:span text:style-name="T1">Upon observation of the code, I noticed that boxinspector actually returns us misplaced parts indicies, their supposed location and their actual location. Instead of duplicating what that function is already doing, I figured I can emphasize on the logic of that. I took a slightly different approach than normally and changed logic a bit.</text:span></text:p>
      <text:p text:style-name="P2">Assuming we have a fully loaded box with different kind of parts, precisely placed parts, orphaned, and misplaced. <text:span text:style-name="T2">We want to preserve precisely placed parts as much as possible and reduce the duplication work of fixing the misplaced. Therefore I took this approach:</text:span></text:p>
      <text:p text:style-name="P2">Since we want to be careful and not to knock <text:span text:style-name="T3">over any parts and reduce the total repetitive work, I started with handling the orphaned parts, labeled orphan handler. By checking orphan handler, we first took out all the orphaned parts. Once that is done we proceed to the next stage where we check if there are any misplaced parts. </text:span></text:p>
      <text:p text:style-name="P3">Inside checking misplaced parts, I noticed box inspectors have actually returned: misplaced part indices, <text:span text:style-name="T4">their supposed coordinate and their actual coordinate. I understand box inspector have a part of code to define if they are misplaced or not, but in this case, as to finished the problem set requirement, I requested these two values again and do a check against a pre-set magic value. If it is smaller than the magic value, we will not disregard that, but if it is larger than the magic value, we will disregard it. Since checking misplaced parts is in a loop, the stage will be stuck until all parts are deemed in their good positions.</text:span></text:p>
      <text:p text:style-name="P4">Finally, the problem set points out that I should disregard all the parts in the bin regardless, therefore I have requested the index for the good parts, convert them to the name that robot can understand by using model_to_part and start, and simply ditch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9:16:04.424295395</meta:creation-date>
    <dc:date>2018-11-30T19:29:03.983498220</dc:date>
    <meta:editing-duration>PT12M49S</meta:editing-duration>
    <meta:editing-cycles>21</meta:editing-cycles>
    <meta:generator>LibreOffice/5.1.6.2$Linux_X86_64 LibreOffice_project/10m0$Build-2</meta:generator>
    <meta:document-statistic meta:table-count="0" meta:image-count="0" meta:object-count="0" meta:page-count="1" meta:paragraph-count="6" meta:word-count="342" meta:character-count="1988" meta:non-whitespace-character-count="1651"/>
  </office:meta>
</office:document-meta>
</file>